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style:font-name="Arial" fo:font-size="10pt" style:font-name-asian="Arial" style:font-size-asian="10pt" style:font-size-complex="10pt"/>
    </style:style>
    <style:style style:name="P2" style:family="paragraph" style:parent-style-name="Preformatted_20_Text">
      <style:text-properties style:font-name="Times New Roman" style:font-name-asian="Times New Roman"/>
    </style:style>
    <style:style style:name="P3" style:family="paragraph" style:parent-style-name="Preformatted_20_Text">
      <style:text-properties style:font-name="Times New Roman" officeooo:paragraph-rsid="0019f483" style:font-name-asian="Times New Roman"/>
    </style:style>
    <style:style style:name="P4" style:family="paragraph" style:parent-style-name="Preformatted_20_Text">
      <style:paragraph-properties fo:text-align="end" style:justify-single-word="false" fo:break-before="column"/>
      <style:text-properties style:font-name="Times New Roman" officeooo:paragraph-rsid="001f6b22" style:font-name-asian="Times New Roman"/>
    </style:style>
    <style:style style:name="P5" style:family="paragraph" style:parent-style-name="Preformatted_20_Text">
      <style:paragraph-properties fo:text-align="end" style:justify-single-word="false"/>
      <style:text-properties style:font-name="Times New Roman" officeooo:paragraph-rsid="001f6b22" style:font-name-asian="Times New Roman"/>
    </style:style>
    <style:style style:name="P6" style:family="paragraph" style:parent-style-name="Preformatted_20_Text"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style:font-name="Times New Roman" style:text-underline-style="solid" style:text-underline-width="auto" style:text-underline-color="font-color" style:font-name-asian="Times New Roman"/>
    </style:style>
    <style:style style:name="P8" style:family="paragraph" style:parent-style-name="Preformatted_20_Text">
      <style:paragraph-properties fo:margin-top="0.201cm" fo:margin-bottom="0.201cm" style:contextual-spacing="false" fo:line-height="100%"/>
      <style:text-properties style:font-name="Times New Roman" style:text-underline-style="solid" style:text-underline-width="auto" style:text-underline-color="font-color" style:font-name-asian="Times New Roman"/>
    </style:style>
    <style:style style:name="P9" style:family="paragraph" style:parent-style-name="Preformatted_20_Text">
      <style:paragraph-properties fo:margin-top="0.201cm" fo:margin-bottom="0.201cm" style:contextual-spacing="false"/>
      <style:text-properties style:font-name="Times New Roman" style:text-underline-style="solid" style:text-underline-width="auto" style:text-underline-color="font-color" style:font-name-asian="Times New Roman"/>
    </style:style>
    <style:style style:name="P10" style:family="paragraph" style:parent-style-name="Preformatted_20_Text">
      <style:text-properties style:font-name="Times New Roman" fo:font-style="italic" style:font-name-asian="Times New Roman" style:font-style-asian="italic" style:font-style-complex="italic"/>
    </style:style>
    <style:style style:name="P11" style:family="paragraph" style:parent-style-name="Preformatted_20_Text">
      <style:paragraph-properties fo:margin-top="0.101cm" fo:margin-bottom="0.101cm" style:contextual-spacing="false"/>
      <style:text-properties style:font-name="Times New Roman" fo:font-style="italic" style:font-name-asian="Times New Roman" style:font-style-asian="italic" style:font-style-complex="italic"/>
    </style:style>
    <style:style style:name="P12" style:family="paragraph" style:parent-style-name="Preformatted_20_Text">
      <style:paragraph-properties fo:margin-top="0cm" fo:margin-bottom="0cm" style:contextual-spacing="false"/>
      <style:text-properties style:font-name="Times New Roman" fo:font-style="italic" style:font-name-asian="Times New Roman" style:font-style-asian="italic" style:font-style-complex="italic"/>
    </style:style>
    <style:style style:name="P13" style:family="paragraph" style:parent-style-name="Preformatted_20_Text">
      <style:paragraph-properties fo:margin-top="0.201cm" fo:margin-bottom="0.201cm" style:contextual-spacing="false"/>
      <style:text-properties style:font-name="Times New Roman" fo:font-style="normal" style:text-underline-style="solid" style:text-underline-width="auto" style:text-underline-color="font-color" style:font-name-asian="Times New Roman" style:font-style-asian="normal" style:font-style-complex="normal"/>
    </style:style>
    <style:style style:name="P14" style:family="paragraph" style:parent-style-name="Preformatted_20_Text">
      <style:paragraph-properties fo:break-before="column"/>
      <style:text-properties style:font-name="Times New Roman" fo:font-size="16pt" fo:font-weight="bold" officeooo:paragraph-rsid="001f6b22" style:font-name-asian="Times New Roman" style:font-size-asian="16pt" style:font-weight-asian="bold" style:font-size-complex="16pt" style:font-weight-complex="bold"/>
    </style:style>
    <style:style style:name="P15" style:family="paragraph" style:parent-style-name="Preformatted_20_Text">
      <style:text-properties style:font-name="Times New Roman" fo:font-size="11pt" fo:font-weight="normal" officeooo:rsid="001f6b22" officeooo:paragraph-rsid="001f6b22" style:font-name-asian="Times New Roman" style:font-size-asian="11pt" style:font-weight-asian="normal" style:font-size-complex="11pt" style:font-weight-complex="normal"/>
    </style:style>
    <style:style style:name="P16" style:family="paragraph" style:parent-style-name="Preformatted_20_Text" style:list-style-name="L1">
      <style:text-properties style:font-name="Times New Roman" style:font-name-asian="Times New Roman"/>
    </style:style>
    <style:style style:name="P17" style:family="paragraph" style:parent-style-name="Preformatted_20_Text" style:list-style-name="L1">
      <style:text-properties style:font-name="Times New Roman" officeooo:paragraph-rsid="0027c88e" style:font-name-asian="Times New Roman"/>
    </style:style>
    <style:style style:name="P18" style:family="paragraph" style:parent-style-name="Preformatted_20_Text" style:list-style-name="L2">
      <style:text-properties style:font-name="Times New Roman" style:font-name-asian="Times New Roman"/>
    </style:style>
    <style:style style:name="P19" style:family="paragraph" style:parent-style-name="Preformatted_20_Text" style:list-style-name="L3">
      <style:text-properties style:font-name="Times New Roman" style:font-name-asian="Times New Roman"/>
    </style:style>
    <style:style style:name="P20" style:family="paragraph" style:parent-style-name="Preformatted_20_Text" style:list-style-name="L4">
      <style:text-properties style:font-name="Times New Roman" style:font-name-asian="Times New Roman"/>
    </style:style>
    <style:style style:name="P21" style:family="paragraph" style:parent-style-name="Preformatted_20_Text" style:list-style-name="L5">
      <style:text-properties style:font-name="Times New Roman" style:font-name-asian="Times New Roman"/>
    </style:style>
    <style:style style:name="P22" style:family="paragraph" style:parent-style-name="Preformatted_20_Text" style:list-style-name="L6">
      <style:text-properties style:font-name="Times New Roman" style:font-name-asian="Times New Roman"/>
    </style:style>
    <style:style style:name="P23" style:family="paragraph" style:parent-style-name="Preformatted_20_Text" style:list-style-name="L7">
      <style:text-properties style:font-name="Times New Roman" style:font-name-asian="Times New Roman"/>
    </style:style>
    <style:style style:name="P24" style:family="paragraph" style:parent-style-name="Preformatted_20_Text" style:list-style-name="L8">
      <style:text-properties style:font-name="Times New Roman" style:font-name-asian="Times New Roman"/>
    </style:style>
    <style:style style:name="P25" style:family="paragraph" style:parent-style-name="Preformatted_20_Text" style:list-style-name="L9">
      <style:text-properties style:font-name="Times New Roman" style:font-name-asian="Times New Roman"/>
    </style:style>
    <style:style style:name="T1" style:family="text">
      <style:text-properties officeooo:rsid="001e4492"/>
    </style:style>
    <style:style style:name="T2" style:family="text">
      <style:text-properties officeooo:rsid="001f6b22"/>
    </style:style>
    <style:style style:name="T3" style:family="text">
      <style:text-properties officeooo:rsid="0021ce59"/>
    </style:style>
    <style:style style:name="T4" style:family="text">
      <style:text-properties officeooo:rsid="0022210d"/>
    </style:style>
    <style:style style:name="T5" style:family="text">
      <style:text-properties officeooo:rsid="0022e370"/>
    </style:style>
    <style:style style:name="T6" style:family="text">
      <style:text-properties officeooo:rsid="00244cc6"/>
    </style:style>
    <style:style style:name="T7" style:family="text">
      <style:text-properties officeooo:rsid="002716e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セクション1">
        <text:p text:style-name="P14">Takahiro AKASHI</text:p>
        <text:p text:style-name="P15">Senior Software Engineer</text:p>
        <text:p text:style-name="P4">174-1-202 Higashi-naganuma,</text:p>
        <text:p text:style-name="P5">Inagi-city, Tokyo, JAPAN</text:p>
        <text:p text:style-name="P5">+81-90-9382-0048 <text:span text:style-name="T2">(mobile)</text:span></text:p>
        <text:p text:style-name="P5">takahiro.akashi@linaro.org (office)</text:p>
        <text:p text:style-name="P5"><text:tab/>akashi.takahiro@socionext.com (office)</text:p>
        <text:p text:style-name="P5"><text:tab/>akax.hiro@gmail.com (<text:span text:style-name="T2">private</text:span>)</text:p>
      </text:section>
      <text:p text:style-name="P2"/>
      <text:p text:style-name="P6">Summary:</text:p>
      <text:p text:style-name="P3">Linux software engineer with 1<text:span text:style-name="T6">3</text:span>+ years of experiences in a semiconductor company after working on various OS-related research works in a computer <text:span text:style-name="T2">vendor</text:span>. Last 10 years dedicated in contributing to the development of OSS, linux kernel and firmware.</text:p>
      <text:p text:style-name="P2"/>
      <text:p text:style-name="P2">Seek for a new challenging job where I can leverage my experiences in Linux kernel and related software <text:span text:style-name="T5">for embedded <text:s/>systems</text:span> in order to continue to contribute to OSS as well as to foster my own skill in emerging technology areas, among others, interested in virtualization <text:span text:style-name="T5">and </text:span>security <text:span text:style-name="T5">in cloud world</text:span>.</text:p>
      <text:p text:style-name="P2"/>
      <text:p text:style-name="P2">If possible, find a position who is allowed to work from home remotely (Japan).</text:p>
      <text:p text:style-name="P2"/>
      <text:p text:style-name="P6">Work experience:</text:p>
      <text:p text:style-name="P8">Linaro limited, Tokyo (remote), <text:s text:c="9"/>Mar 2013-present</text:p>
      <text:p text:style-name="P10">full-time assignee <text:span text:style-name="T1">(to kernel WG) </text:span>dispatched by Socionext</text:p>
      <text:list xml:id="list596026087" text:style-name="L1">
        <text:list-item>
          <text:p text:style-name="P17">Developing arm64 linux kernel, features I implemented <text:span text:style-name="T7">include </text:span>ftrace and kexec/kdump<text:line-break/> (partially involved in <text:span text:style-name="T7">audit, seccomp,</text:span> kgdb and livepatch as well)</text:p>
        </text:list-item>
        <text:list-item>
          <text:p text:style-name="P16">Developing U-Boot UEFI subsystem, including secure boot and capsule (firmware) update, <text:span text:style-name="T7">in addition to l</text:span>ot more contributions in improving and bug fixing on U-Boot</text:p>
        </text:list-item>
        <text:list-item>
          <text:p text:style-name="P16"><text:span text:style-name="T3">Developing a PoC</text:span> <text:span text:style-name="T3">of</text:span> a hypervisor-agnostic virtio backend framework <text:span text:style-name="T3">on RTOS (zephyr)</text:span> under Xen</text:p>
        </text:list-item>
        <text:list-item>
          <text:p text:style-name="P16">Analysis on network latency on guest <text:span text:style-name="T3">virtual machine</text:span> under Time Sensitive Network (TSN) environment [1]</text:p>
        </text:list-item>
        <text:list-item>
          <text:p text:style-name="P16">Most recently, <text:span text:style-name="T4">working on</text:span> U-Boot SCMI support</text:p>
        </text:list-item>
      </text:list>
      <text:p text:style-name="P13">Socionext Inc, Yokohama, <text:s text:c="16"/>2003-present</text:p>
      <text:p text:style-name="P2">(previously part of Fujitsu Limited's Semiconductor Division)</text:p>
      <text:p text:style-name="P10">Software Development Division (2010-2013)</text:p>
      <text:p text:style-name="P2"><text:span text:style-name="T1">T</text:span>ech lead of Linux development team,</text:p>
      <text:list xml:id="list1011883124" text:style-name="L2">
        <text:list-item>
          <text:p text:style-name="P18">Responsible for delivering Linux BSPs for Arm-based ASIC evaluation boards</text:p>
        </text:list-item>
        <text:list-item>
          <text:p text:style-name="P18">Worked on bringing up boards and developing device drivers across a few generations of platforms</text:p>
        </text:list-item>
      </text:list>
      <text:p text:style-name="P12"/>
      <text:p text:style-name="P12">Software department of FR-V(ASSP) Division <text:s text:c="11"/>(2003-2010)</text:p>
      <text:list xml:id="list3394139399" text:style-name="L3">
        <text:list-item>
          <text:p text:style-name="P19">Engaged in product planning of new SoC's (32-bit micro-controllers with VLIW) and software platform, also involved in marketing <text:span text:style-name="T3">efforts</text:span> toward ISVs and customers</text:p>
        </text:list-item>
      </text:list>
      <text:p text:style-name="P9">Fujitsu Limited, Kawasaki, <text:s text:c="14"/>1988-2003</text:p>
      <text:p text:style-name="P10">Remote service group of Computer System Division (2000-2003)</text:p>
      <text:list xml:id="list478573130" text:style-name="L4">
        <text:list-item>
          <text:p text:style-name="P20">Engaged in planning and establishing the infrastructure with System Engineering Group to provide remote (servers and devices) monitoring services</text:p>
        </text:list-item>
        <text:list-item>
          <text:p text:style-name="P20">Responsible for promoting and expanding the service areas to USA, EU (Germany) and Korea</text:p>
        </text:list-item>
        <text:list-item>
          <text:p text:style-name="P20">Lead in developing agent software for servers</text:p>
        </text:list-item>
      </text:list>
      <text:p text:style-name="P12"/>
      <text:p text:style-name="P12">Planning &amp; Research group of UNIX Server Division (1988-2000)</text:p>
      <text:p text:style-name="P2">Engaged in various research works on pre-production technologies for Unix-based server clusters &amp; host-standby systems, including</text:p>
      <text:list xml:id="list714120169" text:style-name="L5">
        <text:list-item>
          <text:p text:style-name="P21">Study on coherent interconnect (infiniband)</text:p>
        </text:list-item>
        <text:list-item>
          <text:p text:style-name="P21">Study on Oracle's parallel database option</text:p>
        </text:list-item>
        <text:list-item>
          <text:p text:style-name="P21">Performance tunings for database benchmark (TPC-C)</text:p>
        </text:list-item>
        <text:list-item>
          <text:p text:style-name="P21">PoC of microkernel-based Unix system for SPARC with fault-tolerance</text:p>
        </text:list-item>
        <text:list-item>
          <text:p text:style-name="P21">Study on a single system image of clustering servers</text:p>
        </text:list-item>
      </text:list>
      <text:p text:style-name="P2"/>
      <text:p text:style-name="P7">Unix System Laboratories, New Jersey, <text:s text:c="3"/>1990-1992</text:p>
      <text:p text:style-name="P10">full-time software engineer dispatched by Fujitsu</text:p>
      <text:list xml:id="list1120223418" text:style-name="L6">
        <text:list-item>
          <text:p text:style-name="P22">Improving commercial Unix system, SVR4 ES/MP, for multi-core systems, being responsible for delivering SMP-capable file systems and thread-safe libraries</text:p>
        </text:list-item>
      </text:list>
      <text:p text:style-name="P2"/>
      <text:p text:style-name="P6"><text:soft-page-break/>Education:</text:p>
      <text:p text:style-name="P2">Master of Information Engineering, Tokyo University, 1988</text:p>
      <text:p text:style-name="P2">Bachelor of Electronic Engineering, Tokyo University, 1986</text:p>
      <text:p text:style-name="P2"/>
      <text:p text:style-name="P6">Qualifications &amp; Skills:</text:p>
      <text:p text:style-name="P11">Programming languages and Technologies</text:p>
      <text:list xml:id="list3531544081" text:style-name="L7">
        <text:list-item>
          <text:p text:style-name="P23">Strong programming skill in C &amp; Shell, working knowledge in Python &amp; Rust</text:p>
        </text:list-item>
        <text:list-item>
          <text:p text:style-name="P23">Experienced for 15+years in developing Linux kernel, device drivers and low-level firmware, including TF-A, U-Boot and EDK2 </text:p>
        </text:list-item>
        <text:list-item>
          <text:p text:style-name="P23">Experienced one year in developing Zephyr + Xen</text:p>
        </text:list-item>
        <text:list-item>
          <text:p text:style-name="P23">Knowledgeable with Arm architecture (v8) and Arm assembly</text:p>
        </text:list-item>
        <text:list-item>
          <text:p text:style-name="P23">Knowledgeable with hypervisors (kvm, xen)</text:p>
        </text:list-item>
      </text:list>
      <text:p text:style-name="P11">Development tools and Process</text:p>
      <text:list xml:id="list4169616044" text:style-name="L8">
        <text:list-item>
          <text:p text:style-name="P24">Proficient in version control tools (git, github)</text:p>
        </text:list-item>
        <text:list-item>
          <text:p text:style-name="P24">Proficient in agile development practice (JIRA, Redmine)</text:p>
        </text:list-item>
        <text:list-item>
          <text:p text:style-name="P24">Experienced in utilising ftrace and other performance tools to analyze the system performance and the bottlenecks.</text:p>
        </text:list-item>
        <text:list-item>
          <text:p text:style-name="P24">Experienced in utilising a simulator for development and debugging (qemu, Arm FVP)</text:p>
        </text:list-item>
        <text:list-item>
          <text:p text:style-name="P24">Experienced in utilising a jtag debugger for debugging (Arm's RealView ICE)</text:p>
        </text:list-item>
        <text:list-item>
          <text:p text:style-name="P24">Lots of experiences in upstreaming software patches (mostly linux and U-Boot) and cod reviews in the communities</text:p>
        </text:list-item>
      </text:list>
      <text:p text:style-name="P11">Personal traits and Communication</text:p>
      <text:list xml:id="list2712473092" text:style-name="L9">
        <text:list-item>
          <text:p text:style-name="P25">Strong commitment to task completion with many track records of contributions to upstream software</text:p>
        </text:list-item>
        <text:list-item>
          <text:p text:style-name="P25">Self motivation with an aptitude for acquiring skills and knowledge of new technologies</text:p>
        </text:list-item>
        <text:list-item>
          <text:p text:style-name="P25">Willingness in collaborating with inside and outside people alike</text:p>
        </text:list-item>
        <text:list-item>
          <text:p text:style-name="P25">Good leadership in managing a small group of engineers (~10)</text:p>
        </text:list-item>
        <text:list-item>
          <text:p text:style-name="P25">Ability of technical documentation and presentation skills in English. See [1]</text:p>
        </text:list-item>
        <text:list-item>
          <text:p text:style-name="P25">TOEIC 845 (2018)</text:p>
        </text:list-item>
      </text:list>
      <text:p text:style-name="P2"/>
      <text:p text:style-name="P1">[1] https://resources.linaro.org/en/resource/jfTURCDTat6faXFK8PwqwK</text:p>
      <text:p text:style-name="P1"><text:s text:c="5"/>https://www.linaro.org/blog/network-latency-with-time-sensitive-networking-on-virtual-machine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font-name-asian="Noto Serif CJK JP" style:font-size-asian="10.5pt" style:language-asian="ja" style:country-asian="JP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9T12:17:14.664445771</dc:date>
    <meta:editing-duration>PT16M8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69" meta:word-count="685" meta:character-count="4895" meta:non-whitespace-character-count="4250"/>
  </office:meta>
</office:document-meta>
</file>